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Fine_20_Dashed"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svg:stroke-width="0.102cm" svg:stroke-color="#8000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Fine_20_Dashed_20__28_var_29_" svg:stroke-width="0.102cm" draw:marker-start="Arrow" draw:marker-start-width="0.457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4" draw:id="id4" draw:layer="layout" svg:width="8.255cm" svg:height="2.54cm" svg:x="7.815cm" svg:y="3.3cm">
          <text:p text:style-name="P1"><text:span text:style-name="T1">Class </text:span><text:span text:style-name="T2">mglGraph</text:span></text:p>
          <text:p text:style-name="P1"><text:span text:style-name="T3">base functionalit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8.255cm" svg:height="2.54cm" svg:x="5.275cm" svg:y="7.11cm">
          <text:p text:style-name="P1"><text:span text:style-name="T1">Class </text:span><text:span text:style-name="T2">mglGraphAB</text:span></text:p>
          <text:p text:style-name="P1"><text:span text:style-name="T3">draw using z-ord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8.255cm" svg:height="2.54cm" svg:x="9.72cm" svg:y="10.285cm">
          <text:p text:style-name="P1"><text:span text:style-name="T1">Class </text:span><text:span text:style-name="T2">mglGraphPS</text:span></text:p>
          <text:p text:style-name="P1"><text:span text:style-name="T3">export in EPS &amp; SV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8.255cm" svg:height="2.54cm" svg:x="0.83cm" svg:y="10.285cm">
          <text:p text:style-name="P1"><text:span text:style-name="T1">Class </text:span><text:span text:style-name="T2">mglGraphZB</text:span></text:p>
          <text:p text:style-name="P1"><text:span text:style-name="T3">export in bitma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9.525cm" svg:height="2.54cm" svg:x="17.975cm" svg:y="13.46cm">
          <text:p text:style-name="P1"><text:span text:style-name="T1">Class </text:span><text:span text:style-name="T2">mglGraphGLUT</text:span></text:p>
          <text:p text:style-name="P1"><text:span text:style-name="T3">draw in GLUT window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8.255cm" svg:height="2.54cm" svg:x="18.61cm" svg:y="10.285cm">
          <text:p text:style-name="P1"><text:span text:style-name="T1">Class </text:span><text:span text:style-name="T2">mglGraphGL</text:span></text:p>
          <text:p text:style-name="P1"><text:span text:style-name="T3">draw using OpenG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9.525cm" svg:height="2.54cm" svg:x="0.195cm" svg:y="13.46cm">
          <text:p text:style-name="P1"><text:span text:style-name="T1">Class </text:span><text:span text:style-name="T2">mglGraphFLTK</text:span></text:p>
          <text:p text:style-name="P1"><text:span text:style-name="T3">draw in FLTK window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5.275cm" svg:y1="8.38cm" svg:x2="4.957cm" svg:y2="10.285cm" draw:start-shape="id1" draw:start-glue-point="3" draw:end-shape="id2" draw:end-glue-point="0" svg:d="m5275 8380h-318v1905">
          <text:p/>
        </draw:connector>
        <draw:connector draw:style-name="gr4" draw:text-style-name="P4" draw:layer="layout" svg:x1="13.53cm" svg:y1="8.38cm" svg:x2="13.847cm" svg:y2="10.285cm" draw:start-shape="id1" draw:start-glue-point="1" draw:end-shape="id3" draw:end-glue-point="0" svg:d="m13530 8380h317v1905">
          <text:p/>
        </draw:connector>
        <draw:connector draw:style-name="gr4" draw:text-style-name="P4" draw:layer="layout" svg:x1="11.942cm" svg:y1="5.84cm" svg:x2="9.402cm" svg:y2="7.11cm" draw:start-shape="id4" draw:start-glue-point="2" draw:end-shape="id1" draw:end-glue-point="0" svg:d="m11942 5840v635h-2540v635">
          <text:p/>
        </draw:connector>
        <draw:connector draw:style-name="gr4" draw:text-style-name="P4" draw:layer="layout" draw:line-skew="-1.588cm" svg:x1="11.942cm" svg:y1="5.84cm" svg:x2="22.737cm" svg:y2="10.285cm" draw:start-shape="id4" draw:start-glue-point="2" draw:end-shape="id5" draw:end-glue-point="0" svg:d="m11942 5840v635h10795v3810">
          <text:p/>
        </draw:connector>
        <draw:connector draw:style-name="gr4" draw:text-style-name="P4" draw:layer="layout" svg:x1="4.957cm" svg:y1="12.825cm" svg:x2="4.957cm" svg:y2="13.46cm" draw:start-shape="id2" draw:start-glue-point="2" draw:end-shape="id6" draw:end-glue-point="0" svg:d="m4957 12825v635">
          <text:p/>
        </draw:connector>
        <draw:connector draw:style-name="gr4" draw:text-style-name="P4" draw:layer="layout" svg:x1="22.737cm" svg:y1="12.825cm" svg:x2="22.737cm" svg:y2="13.46cm" draw:start-shape="id5" draw:start-glue-point="2" draw:end-shape="id7" draw:end-glue-point="0" svg:d="m22737 12825v635">
          <text:p/>
        </draw:connector>
        <draw:connector draw:style-name="gr5" draw:text-style-name="P4" draw:layer="layout" svg:x1="13.847cm" svg:y1="12.825cm" svg:x2="9.72cm" svg:y2="14.73cm" draw:start-shape="id3" draw:start-glue-point="2" draw:end-shape="id6" draw:end-glue-point="1" svg:d="m13847 12825v1905h-4127">
          <text:p/>
        </draw:connector>
        <draw:custom-shape draw:style-name="gr6" draw:text-style-name="P3" xml:id="id8" draw:id="id8" draw:layer="layout" svg:width="8.255cm" svg:height="2.54cm" svg:x="0.83cm" svg:y="0.125cm">
          <text:p text:style-name="P1"><text:span text:style-name="T1">Class </text:span><text:span text:style-name="T2">mglData</text:span></text:p>
          <text:p text:style-name="P1"><text:span text:style-name="T3">handle data array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8.255cm" svg:height="2.54cm" svg:x="9.72cm" svg:y="0.125cm">
          <text:p text:style-name="P1"><text:span text:style-name="T1">Class </text:span><text:span text:style-name="T2">mglFont</text:span></text:p>
          <text:p text:style-name="P1"><text:span text:style-name="T3">parse TeX &amp; draw text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9" draw:id="id9" draw:layer="layout" svg:width="8.255cm" svg:height="2.54cm" svg:x="18.61cm" svg:y="3.3cm">
          <text:p text:style-name="P1"><text:span text:style-name="T1">Class </text:span><text:span text:style-name="T2">mglParse</text:span></text:p>
          <text:p text:style-name="P1"><text:span text:style-name="T3">parse MGL script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8.255cm" svg:height="2.54cm" svg:x="18.61cm" svg:y="0.125cm">
          <text:p text:style-name="P1"><text:span text:style-name="T1">Class </text:span><text:span text:style-name="T2">mglFormula</text:span></text:p>
          <text:p text:style-name="P1"><text:span text:style-name="T3">evaluate textual formulas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4.957cm" svg:y1="2.665cm" svg:x2="7.815cm" svg:y2="4.57cm" draw:start-shape="id8" draw:start-glue-point="2" draw:end-shape="id4" draw:end-glue-point="3" svg:d="m4957 2665v1905h2858">
          <text:p/>
        </draw:connector>
        <draw:line draw:style-name="gr8" draw:text-style-name="P4" draw:layer="layout" svg:x1="0.83cm" svg:y1="3cm" svg:x2="26.865cm" svg:y2="3cm">
          <text:p/>
        </draw:line>
        <draw:connector draw:style-name="gr9" draw:text-style-name="P4" draw:layer="layout" svg:x1="16.07cm" svg:y1="4.57cm" svg:x2="18.61cm" svg:y2="4.57cm" draw:start-shape="id4" draw:start-glue-point="1" draw:end-shape="id9" draw:end-glue-point="3" svg:d="m16070 4570h25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6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exey Balakin</meta:initial-creator>
    <meta:creation-date>2011-04-30T18:13:49</meta:creation-date>
    <dc:date>2011-04-30T18:16:45</dc:date>
    <dc:creator>Alexey Balakin</dc:creator>
    <meta:editing-duration>PT2M56S</meta:editing-duration>
    <meta:editing-cycles>1</meta:editing-cycles>
    <meta:document-statistic meta:object-count="21"/>
    <meta:generator>LibreOffice/3.3$Unix LibreOffice_project/330m19$Build-202</meta:generator>
  </office:meta>
</office:document-meta>
</file>